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187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72" table:number-columns-repeated="8"/>
          <table:table-cell table:number-columns-repeated="56"/>
        </table:table-row>
        <table:table-row table:style-name="ro1">
          <table:table-cell table:style-name="ce110" table:number-columns-repeated="8"/>
          <table:table-cell table:number-columns-repeated="56"/>
        </table:table-row>
        <table:table-row table:style-name="ro1">
          <table:table-cell table:style-name="ce110" table:number-columns-repeated="6"/>
          <table:table-cell table:style-name="ce209"/>
          <table:table-cell table:style-name="ce110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kadresse</text:p>
          </table:table-cell>
          <table:table-cell table:style-name="ce11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3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1.33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3.309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4.462cm" svg:y="0.536cm" draw:caption-point-x="-0.61cm" draw:caption-point-y="0.507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5.759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142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1.219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94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5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.00.0000</text:date>, <text:time style:data-style-name="N2" text:time-value="21:33:43.855594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1-03-01T21:02:46.441827533</dc:date>
    <meta:generator>LibreOffice/6.4.6.2$Linux_X86_64 LibreOffice_project/40$Build-2</meta:generator>
    <meta:editing-duration>P13DT5H50M34S</meta:editing-duration>
    <meta:editing-cycles>463</meta:editing-cycles>
    <meta:document-statistic meta:table-count="6" meta:cell-count="1661" meta:object-count="0"/>
  </office:meta>
</office:document-meta>
</file>